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214d2d" style:font-weight-asian="bold" style:font-weight-complex="bold"/>
    </style:style>
    <style:style style:name="P2" style:family="paragraph" style:parent-style-name="Header">
      <style:text-properties fo:color="#729fcf" fo:font-size="14pt" style:text-underline-style="solid" style:text-underline-width="auto" style:text-underline-color="font-color" fo:font-weight="bold" officeooo:rsid="00214d2d" officeooo:paragraph-rsid="00214d2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d8634" officeooo:paragraph-rsid="001d8634"/>
    </style:style>
    <style:style style:name="P4" style:family="paragraph" style:parent-style-name="Standard">
      <style:text-properties officeooo:rsid="001db338" officeooo:paragraph-rsid="001db338"/>
    </style:style>
    <style:style style:name="P5" style:family="paragraph" style:parent-style-name="Standard">
      <style:text-properties officeooo:rsid="001db338" officeooo:paragraph-rsid="00248aed"/>
    </style:style>
    <style:style style:name="P6" style:family="paragraph" style:parent-style-name="Standard">
      <style:text-properties officeooo:rsid="00204af2" officeooo:paragraph-rsid="00204af2"/>
    </style:style>
    <style:style style:name="P7" style:family="paragraph" style:parent-style-name="Standard">
      <style:text-properties officeooo:rsid="00204af2" officeooo:paragraph-rsid="00214d2d"/>
    </style:style>
    <style:style style:name="P8" style:family="paragraph" style:parent-style-name="Standard">
      <style:text-properties officeooo:rsid="00204af2" officeooo:paragraph-rsid="002a6902"/>
    </style:style>
    <style:style style:name="P9" style:family="paragraph" style:parent-style-name="Standard">
      <style:text-properties officeooo:paragraph-rsid="00204af2"/>
    </style:style>
    <style:style style:name="P10" style:family="paragraph" style:parent-style-name="Standard">
      <style:text-properties fo:font-weight="bold" officeooo:rsid="001db338" officeooo:paragraph-rsid="001db338" style:font-weight-asian="bold" style:font-weight-complex="bold"/>
    </style:style>
    <style:style style:name="P11" style:family="paragraph" style:parent-style-name="Standard">
      <style:text-properties officeooo:paragraph-rsid="00214d2d"/>
    </style:style>
    <style:style style:name="P12" style:family="paragraph" style:parent-style-name="Standard">
      <style:text-properties officeooo:rsid="00214d2d" officeooo:paragraph-rsid="00214d2d"/>
    </style:style>
    <style:style style:name="P13" style:family="paragraph" style:parent-style-name="Standard">
      <style:text-properties fo:color="#c9211e" officeooo:rsid="001d8634" officeooo:paragraph-rsid="001d8634"/>
    </style:style>
    <style:style style:name="P14" style:family="paragraph" style:parent-style-name="Standard">
      <style:text-properties fo:color="#c9211e" officeooo:rsid="001db338" officeooo:paragraph-rsid="001db338"/>
    </style:style>
    <style:style style:name="P15" style:family="paragraph" style:parent-style-name="Standard">
      <style:text-properties fo:color="#c9211e" officeooo:rsid="00204af2" officeooo:paragraph-rsid="002a6902"/>
    </style:style>
    <style:style style:name="P16" style:family="paragraph" style:parent-style-name="Standard">
      <style:text-properties fo:color="#c9211e" officeooo:rsid="00204af2" officeooo:paragraph-rsid="0027c53f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4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af2" officeooo:paragraph-rsid="00204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3">
      <style:text-properties style:text-underline-style="none" officeooo:paragraph-rsid="00214d2d"/>
    </style:style>
    <style:style style:name="P21" style:family="paragraph" style:parent-style-name="Heading_20_3">
      <style:text-properties officeooo:paragraph-rsid="00214d2d"/>
    </style:style>
    <style:style style:name="P22" style:family="paragraph" style:parent-style-name="Standard" style:list-style-name="L1">
      <style:text-properties officeooo:paragraph-rsid="00214d2d"/>
    </style:style>
    <style:style style:name="P23" style:family="paragraph" style:parent-style-name="Standard" style:list-style-name="L1">
      <style:text-properties officeooo:rsid="001db338" officeooo:paragraph-rsid="00214d2d"/>
    </style:style>
    <style:style style:name="P24" style:family="paragraph" style:parent-style-name="Standard">
      <style:text-properties officeooo:rsid="001db338" officeooo:paragraph-rsid="001db338"/>
    </style:style>
    <style:style style:name="P25" style:family="paragraph" style:parent-style-name="Standard">
      <style:text-properties officeooo:rsid="001d8634" officeooo:paragraph-rsid="001d8634"/>
    </style:style>
    <style:style style:name="P26" style:family="paragraph" style:parent-style-name="Standard">
      <style:text-properties fo:color="#c9211e" officeooo:rsid="001d8634" officeooo:paragraph-rsid="002af988"/>
    </style:style>
    <style:style style:name="P27" style:family="paragraph" style:parent-style-name="Standard">
      <style:text-properties fo:color="#c9211e" officeooo:rsid="001d8634" officeooo:paragraph-rsid="001d8634"/>
    </style:style>
    <style:style style:name="P28" style:family="paragraph" style:parent-style-name="Standard">
      <style:text-properties fo:color="#c9211e" officeooo:rsid="001db338" officeooo:paragraph-rsid="001db338"/>
    </style:style>
    <style:style style:name="P29" style:family="paragraph" style:parent-style-name="Standard">
      <style:text-properties fo:font-weight="bold" officeooo:paragraph-rsid="00214d2d" style:font-weight-asian="bold" style:font-weight-complex="bold"/>
    </style:style>
    <style:style style:name="P30" style:family="paragraph" style:parent-style-name="Standard">
      <style:text-properties fo:font-weight="normal" officeooo:rsid="00214d2d" officeooo:paragraph-rsid="002d63d5" style:font-weight-asian="normal" style:font-weight-complex="normal"/>
    </style:style>
    <style:style style:name="T1" style:family="text">
      <style:text-properties officeooo:rsid="001f8277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214d2d" style:font-size-asian="18pt" style:font-size-complex="18pt"/>
    </style:style>
    <style:style style:name="T5" style:family="text">
      <style:text-properties fo:font-size="14pt" officeooo:rsid="00214d2d" style:font-size-asian="14pt" style:font-size-complex="14pt"/>
    </style:style>
    <style:style style:name="T6" style:family="text">
      <style:text-properties officeooo:rsid="00214d2d"/>
    </style:style>
    <style:style style:name="T7" style:family="text">
      <style:text-properties fo:color="#729fcf" fo:font-size="14pt" fo:font-weight="bold" officeooo:rsid="00214d2d" style:font-size-asian="14pt" style:font-weight-asian="bold" style:font-size-complex="14pt" style:font-weight-complex="bold"/>
    </style:style>
    <style:style style:name="T8" style:family="text">
      <style:text-properties fo:color="#729fcf" style:font-name="Liberation Sans" fo:font-size="14pt" fo:font-weight="bold" officeooo:rsid="00214d2d" style:font-name-asian="Noto Sans CJK SC" style:font-size-asian="14pt" style:font-weight-asian="bold" style:font-name-complex="Lohit Devanagari" style:font-size-complex="14pt" style:font-weight-complex="bold"/>
    </style:style>
    <style:style style:name="T9" style:family="text">
      <style:text-properties fo:color="#729fcf"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fo:color="#729fcf" style:font-name="Liberation Sans" fo:font-size="14.1000003814697pt" fo:font-weight="bold" officeooo:rsid="00214d2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fo:color="#729fcf" fo:font-weight="bold" officeooo:rsid="001d8634" style:font-weight-asian="bold" style:font-weight-complex="bold"/>
    </style:style>
    <style:style style:name="T12" style:family="text">
      <style:text-properties officeooo:rsid="0021c10c"/>
    </style:style>
    <style:style style:name="T13" style:family="text">
      <style:text-properties officeooo:rsid="00258e6e"/>
    </style:style>
    <style:style style:name="T14" style:family="text">
      <style:text-properties fo:color="#c9211e"/>
    </style:style>
    <style:style style:name="T15" style:family="text">
      <style:text-properties fo:color="#c9211e" officeooo:rsid="00248aed"/>
    </style:style>
    <style:style style:name="T16" style:family="text">
      <style:text-properties fo:color="#c9211e" officeooo:rsid="00214d2d"/>
    </style:style>
    <style:style style:name="T17" style:family="text">
      <style:text-properties fo:color="#c9211e" officeooo:rsid="002af988"/>
    </style:style>
    <style:style style:name="T18" style:family="text">
      <style:text-properties fo:color="#c9211e" officeooo:rsid="002d63d5"/>
    </style:style>
    <style:style style:name="T19" style:family="text">
      <style:text-properties officeooo:rsid="002af988"/>
    </style:style>
    <style:style style:name="T20" style:family="text">
      <style:text-properties officeooo:rsid="002c8ce2"/>
    </style:style>
    <style:style style:name="T21" style:family="text">
      <style:text-properties officeooo:rsid="002d63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ay </text:span><text:span text:style-name="T4">5</text:span><text:span text:style-name="T3"> </text:span>– <text:span text:style-name="T5">Expressions and Binary</text:span></text:p>
      <text:p text:style-name="P2"/>
      <text:h text:style-name="P20" text:outline-level="3"><text:span text:style-name="T8">Expressions</text:span><text:span text:style-name="T7">:</text:span></text:h>
      <text:p text:style-name="P3">Expression: a line of code that can be evaluated to produce an object that has a <text:span text:style-name="T14">type and value</text:span></text:p>
      <text:p text:style-name="P3"><text:tab/>ex: <text:span text:style-name="T14">k = 4</text:span></text:p>
      <text:p text:style-name="P13"><text:tab/> <text:s text:c="5"/>(k-2)*7</text:p>
      <text:p text:style-name="P13"><text:tab/> <text:s text:c="5"/><text:span text:style-name="T12">(x=3.4)*2</text:span></text:p>
      <text:p text:style-name="P13"><text:tab/> <text:s text:c="6"/>cout &lt;&lt; x <text:s/>→ has type ostream and its value is cout</text:p>
      <text:p text:style-name="P3"><text:tab/><text:span text:style-name="T17">anything with a “;” at the end is NOT an expression, but rather a statement</text:span></text:p>
      <text:p text:style-name="P26"/>
      <text:p text:style-name="P3">* type of expression is typically known at compile time</text:p>
      <text:p text:style-name="P3"><text:tab/>-&gt; C++ is a “statically typed” language <text:s/></text:p>
      <text:p text:style-name="P3"/>
      <text:h text:style-name="P21" text:outline-level="3"><text:span text:style-name="T10">Collision of Types</text:span><text:span text:style-name="T11">:</text:span></text:h>
      <text:p text:style-name="P4">* types are always converted in the direction that gives the most precision (type promotion)</text:p>
      <text:p text:style-name="P5">* implicit type conversion - <text:s/>happens without you doing anything</text:p>
      <text:p text:style-name="P5"><text:tab/><text:span text:style-name="T15">int x = 3.3</text:span></text:p>
      <text:p text:style-name="P5"><text:tab/><text:span text:style-name="T18">9.0/5</text:span></text:p>
      <text:p text:style-name="P4">* explicit type conversion</text:p>
      <text:p text:style-name="P14"><text:tab/><text:span text:style-name="T20">int x = 3;</text:span></text:p>
      <text:p text:style-name="P14"><text:tab/><text:span text:style-name="T20">int z = 5;</text:span></text:p>
      <text:p text:style-name="P14"><text:tab/><text:span text:style-name="T20">double y = x/z <text:s text:c="2"/>v. <text:s/>double y = (double) x / z</text:span></text:p>
      <text:p text:style-name="P4"/>
      <text:p text:style-name="P10">Conversion Rules:</text:p>
      <text:list xml:id="list805111203" text:style-name="L1">
        <text:list-item>
          <text:p text:style-name="P23">int → double : <text:span text:style-name="T14">This does exactly what you'd expect.</text:span></text:p>
          <text:p text:style-name="P22"/>
        </text:list-item>
        <text:list-item>
          <text:p text:style-name="P23">double → int : <text:span text:style-name="T14">This simply truncates the value, meaning that whatever's after the decimal point just gets chopped. You can get in trouble if the double value is too big.</text:span></text:p>
          <text:p text:style-name="P22"/>
        </text:list-item>
        <text:list-item>
          <text:p text:style-name="P23">bool → int : <text:span text:style-name="T14">true goes to 1, false goes to 0.</text:span></text:p>
          <text:p text:style-name="P22"/>
        </text:list-item>
        <text:list-item>
          <text:p text:style-name="P23">int → bool : <text:span text:style-name="T14">0 goes to false, everything else goes to true;</text:span></text:p>
          <text:p text:style-name="P22"/>
        </text:list-item>
        <text:list-item>
          <text:p text:style-name="P23">int → char : <text:span text:style-name="T14">if the int is in the range 0-127 the char value is determined by the ASCII table;</text:span></text:p>
          <text:p text:style-name="P22"/>
        </text:list-item>
        <text:list-item>
          <text:p text:style-name="P23">char → int : <text:span text:style-name="T14">the int value is determined by the ASCII table;</text:span></text:p>
        </text:list-item>
      </text:list>
      <text:p text:style-name="P14"><text:tab/>* <text:span text:style-name="T1">do example with char from ASCII table</text:span></text:p>
      <text:p text:style-name="P14"><text:tab/>* <text:span text:style-name="T1">char character = ‘b’</text:span></text:p>
      <text:p text:style-name="P14"><text:tab/><text:tab/><text:span text:style-name="T1">character = character + 3</text:span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span text:style-name="T10">T</text:span><text:span text:style-name="T9">ypes in their binary representation</text:span><text:span text:style-name="T11">:</text:span></text:p>
      <text:p text:style-name="P12"/>
      <text:p text:style-name="P6"><text:span text:style-name="T2">decimal</text:span>: 32145</text:p>
      <table:table table:name="Table2" table:style-name="Table2">
        <table:table-column table:style-name="Table2.A" table:number-columns-repeated="5"/>
        <table:table-row table:style-name="TableLine94580402383664"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4</text:p>
          </table:table-cell>
          <table:table-cell table:style-name="Table2.E1" office:value-type="string">
            <text:p text:style-name="P19">5</text:p>
          </table:table-cell>
        </table:table-row>
        <table:table-row table:style-name="TableLine94580402441040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E2" office:value-type="string">
            <text:p text:style-name="P18"/>
          </table:table-cell>
        </table:table-row>
      </table:table>
      <text:p text:style-name="P6"/>
      <text:p text:style-name="P6"/>
      <text:p text:style-name="P6"><text:span text:style-name="T2">binary</text:span>: 11111</text:p>
      <table:table table:name="Table1" table:style-name="Table1" table:template-name="Default Style">
        <table:table-column table:style-name="Table1.A" table:number-columns-repeated="5"/>
        <table:table-row table:style-name="TableLine94580402446608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  <table:table-cell table:style-name="Table1.E1" office:value-type="string">
            <text:p text:style-name="P19">1</text:p>
          </table:table-cell>
        </table:table-row>
        <table:table-row table:style-name="TableLine94580402457184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</table:table>
      <text:p text:style-name="P6"/>
      <text:p text:style-name="P6"><text:span text:style-name="T2">binary</text:span>: 10101</text:p>
      <table:table table:name="Table3" table:style-name="Table3">
        <table:table-column table:style-name="Table3.A" table:number-columns-repeated="5"/>
        <table:table-row table:style-name="TableLine94580402459728"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  <table:table-cell table:style-name="Table3.E1" office:value-type="string">
            <text:p text:style-name="P19">1</text:p>
          </table:table-cell>
        </table:table-row>
        <table:table-row table:style-name="TableLine94580402469392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18"/>
          </table:table-cell>
        </table:table-row>
      </table:table>
      <text:p text:style-name="P9"/>
      <text:p text:style-name="P9"/>
      <text:p text:style-name="P9"/>
      <text:p text:style-name="P12">Each type is stored as a binary number on the computer:</text:p>
      <text:p text:style-name="P12"/>
      <text:p text:style-name="P12"><text:tab/>int 5 = </text:p>
      <text:p text:style-name="P30"><text:tab/><text:tab/><text:span text:style-name="T14">00000000 00000000 <text:s/>00000000 00000</text:span><text:span text:style-name="T18">101</text:span></text:p>
      <text:p text:style-name="P29"/>
      <text:p text:style-name="P12"><text:tab/>double 12 = </text:p>
      <text:p text:style-name="P11"><text:s text:c="25"/>00111111 11110000 00000000 00000000 <text:s/>00000000 00000000 00000000 00000000</text:p>
      <text:p text:style-name="P9"/>
      <text:p text:style-name="P9"><text:tab/><text:span text:style-name="T6">char ‘b’ <text:s text:c="2"/>(98)</text:span></text:p>
      <text:p text:style-name="P9"><text:tab/><text:tab/> <text:span text:style-name="T16">64 + 32 + 2 <text:s/>= <text:s/>01100010</text:span></text:p>
      <text:p text:style-name="P9"/>
      <text:p text:style-name="P9"/>
      <text:p text:style-name="P9"/>
      <text:p text:style-name="P8">Problem: <text:span text:style-name="T13">Caesar</text:span> <text:span text:style-name="T13">S</text:span>hift</text:p>
      <text:p text:style-name="P8"/>
      <text:p text:style-name="P15">The thing to notice is that (L1 - 'a') tells you </text:p>
      <text:p text:style-name="P16">precisely how far away letter L1 is from letter 'a',</text:p>
      <text:p text:style-name="P16">and for distance d, char('a' + d) is the letter that</text:p>
      <text:p text:style-name="P16">is d away from the letter 'a'.</text:p>
      <text:p text:style-name="P16"/>
      <text:p text:style-name="P16">Ex: key = 1, message = busy, encrypted message = cvtz</text:p>
      <text:p text:style-name="P16">***************************************************/</text:p>
      <text:p text:style-name="P16">#include &lt;iostream&gt;</text:p>
      <text:p text:style-name="P16">using namespace std;</text:p>
      <text:p text:style-name="P16"/>
      <text:p text:style-name="P16">int main()</text:p>
      <text:p text:style-name="P16">{</text:p>
      <text:p text:style-name="P16"><text:s text:c="2"/>// Read in key value</text:p>
      <text:p text:style-name="P16"><text:s text:c="2"/>int k;</text:p>
      <text:p text:style-name="P16"><text:soft-page-break/><text:s text:c="2"/>cout &lt;&lt; "Enter key value: ";</text:p>
      <text:p text:style-name="P16"><text:s text:c="2"/>cin &gt;&gt; k;</text:p>
      <text:p text:style-name="P16"><text:s text:c="2"/></text:p>
      <text:p text:style-name="P16"><text:s text:c="2"/>// Read in 4-letter message</text:p>
      <text:p text:style-name="P16"><text:s text:c="2"/>cout &lt;&lt; "Enter 4-letter message: ";</text:p>
      <text:p text:style-name="P16"><text:s text:c="2"/>char c1, c2, c3, c4;</text:p>
      <text:p text:style-name="P16"><text:s text:c="2"/>cin &gt;&gt; c1 &gt;&gt; c2 &gt;&gt; c3 &gt;&gt; c4;</text:p>
      <text:p text:style-name="P16"/>
      <text:p text:style-name="P16"><text:s text:c="2"/>// Compute distances for original letters</text:p>
      <text:p text:style-name="P16"><text:s text:c="2"/>int d1,d2,d3,d4;</text:p>
      <text:p text:style-name="P16"><text:s text:c="2"/>d1 = c1 - 'a';</text:p>
      <text:p text:style-name="P16"><text:s text:c="2"/>d2 = c2 - 'a';</text:p>
      <text:p text:style-name="P16"><text:s text:c="2"/>d3 = c3 - 'a';</text:p>
      <text:p text:style-name="P16"><text:s text:c="2"/>d4 = c4 - 'a';</text:p>
      <text:p text:style-name="P16"><text:s text:c="2"/></text:p>
      <text:p text:style-name="P16"><text:s text:c="2"/>// Compute distances for encrypted letters</text:p>
      <text:p text:style-name="P16"><text:s text:c="2"/>int ed1,ed2,ed3,ed4;</text:p>
      <text:p text:style-name="P16"><text:s text:c="2"/>ed1 = (d1 + k) % 26;</text:p>
      <text:p text:style-name="P16"><text:s text:c="2"/>ed2 = (d2 + k) % 26;</text:p>
      <text:p text:style-name="P16"><text:s text:c="2"/>ed3 = (d3 + k) % 26;</text:p>
      <text:p text:style-name="P16"><text:s text:c="2"/>ed4 = (d4 + k) % 26;</text:p>
      <text:p text:style-name="P16"/>
      <text:p text:style-name="P16"><text:s text:c="2"/>// Compute encrypted letters</text:p>
      <text:p text:style-name="P16"><text:s text:c="2"/>char e1,e2,e3,e4;</text:p>
      <text:p text:style-name="P16"><text:s text:c="2"/>e1 = 'a' + ed1;</text:p>
      <text:p text:style-name="P16"><text:s text:c="2"/>e2 = 'a' + ed2;</text:p>
      <text:p text:style-name="P16"><text:s text:c="2"/>e3 = 'a' + ed3;</text:p>
      <text:p text:style-name="P16"><text:s text:c="2"/>e4 = 'a' + ed4;</text:p>
      <text:p text:style-name="P16"/>
      <text:p text:style-name="P16"><text:s text:c="2"/>// Write out encrypted message</text:p>
      <text:p text:style-name="P16"><text:s text:c="2"/>cout &lt;&lt; "Encrypted message is: <text:s/>";</text:p>
      <text:p text:style-name="P16"><text:s text:c="2"/>cout &lt;&lt; e1 &lt;&lt; e2 &lt;&lt; e3 &lt;&lt; e4 &lt;&lt; endl;</text:p>
      <text:p text:style-name="P16"/>
      <text:p text:style-name="P16"><text:s text:c="2"/>return 0;</text:p>
      <text:p text:style-name="P1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3:19:37.149670440</meta:creation-date>
    <dc:date>2022-09-01T13:39:04.248725996</dc:date>
    <meta:editing-duration>PT55M12S</meta:editing-duration>
    <meta:editing-cycles>11</meta:editing-cycles>
    <meta:generator>LibreOffice/6.4.7.2$Linux_X86_64 LibreOffice_project/40$Build-2</meta:generator>
    <meta:print-date>2022-08-31T07:06:07.473920751</meta:print-date>
    <meta:document-statistic meta:table-count="3" meta:image-count="0" meta:object-count="0" meta:page-count="3" meta:paragraph-count="104" meta:word-count="546" meta:character-count="2707" meta:non-whitespace-character-count="2120"/>
  </office:meta>
</office:document-meta>
</file>